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30000008E39F84AE17BD7F4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963cm" fo:min-width="16.47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25cm" fo:min-width="10.6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draw:stroke="dash" draw:stroke-dash="Fine_20_Dott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2_20_Dots_20_3_20_Dashes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3.407cm" fo:min-width="2.97cm"/>
      <style:paragraph-properties style:writing-mode="lr-tb"/>
    </style:style>
    <style:style style:name="gr9" style:family="graphic" style:parent-style-name="standard">
      <style:graphic-properties draw:stroke="none" svg:stroke-color="#ff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2.1cm" fo:min-width="1.894cm"/>
      <style:paragraph-properties style:writing-mode="lr-tb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3cm" fo:min-width="0.408cm"/>
      <style:paragraph-properties style:writing-mode="lr-tb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8cm" fo:min-width="0.408cm"/>
      <style:paragraph-properties style:writing-mode="lr-tb"/>
    </style:style>
    <style:style style:name="gr1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25cm" fo:min-width="0.408cm"/>
      <style:paragraph-properties style:writing-mode="lr-tb"/>
    </style:style>
    <style:style style:name="gr1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175cm" fo:min-width="0.408cm"/>
      <style:paragraph-properties style:writing-mode="lr-tb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636cm" fo:min-width="7.182cm"/>
      <style:paragraph-properties style:writing-mode="lr-tb"/>
    </style:style>
    <style:style style:name="gr17" style:family="graphic" style:parent-style-name="objectwithoutfill">
      <style:graphic-properties draw:stroke="solid" draw:stroke-dash="Fine_20_Dotted" svg:stroke-width="0cm" svg:stroke-color="#ff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3.176cm" fo:min-width="2.97cm"/>
      <style:paragraph-properties style:writing-mode="lr-tb"/>
    </style:style>
    <style:style style:name="gr2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636cm" fo:min-width="0.637cm"/>
      <style:paragraph-properties style:writing-mode="lr-tb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cm" fo:min-width="0.637cm"/>
      <style:paragraph-properties style:writing-mode="lr-tb"/>
    </style:style>
    <style:style style:name="gr2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25cm" fo:min-width="0.637cm"/>
      <style:paragraph-properties style:writing-mode="lr-tb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1.175cm" fo:min-width="0.637cm"/>
      <style:paragraph-properties style:writing-mode="lr-tb"/>
    </style:style>
    <style:style style:name="gr2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_32__20_Dots_20_1_20_Dash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color="#008000" draw:fill="none" draw:textarea-vertical-align="middle"/>
    </style:style>
    <style:style style:name="gr27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3.407cm" fo:min-width="2.97cm"/>
      <style:paragraph-properties style:writing-mode="lr-tb"/>
    </style:style>
    <style:style style:name="gr28" style:family="graphic" style:parent-style-name="standard">
      <style:graphic-properties draw:stroke="none" svg:stroke-color="#008000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286cm" fo:min-width="1.894cm"/>
      <style:paragraph-properties style:writing-mode="lr-tb"/>
    </style:style>
    <style:style style:name="gr30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713cm" fo:min-width="0.408cm"/>
      <style:paragraph-properties style:writing-mode="lr-tb"/>
    </style:style>
    <style:style style:name="gr31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2cm" fo:min-width="0.408cm"/>
      <style:paragraph-properties style:writing-mode="lr-tb"/>
    </style:style>
    <style:style style:name="gr3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271cm" fo:min-width="7.182cm"/>
      <style:paragraph-properties style:writing-mode="lr-tb"/>
    </style:style>
    <style:style style:name="P1" style:family="paragraph">
      <loext:graphic-properties draw:fill="none" draw:fill-color="#ffffff"/>
      <style:text-properties fo:color="#355e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fo:color="#80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800000"/>
    </style:style>
    <style:style style:name="P9" style:family="paragraph">
      <loext:graphic-properties draw:fill="solid" draw:fill-color="#ffffff"/>
      <style:paragraph-properties fo:text-align="center"/>
      <style:text-properties fo:color="#800000"/>
    </style:style>
    <style:style style:name="P10" style:family="paragraph">
      <loext:graphic-properties draw:fill="none" draw:fill-color="#ffffff"/>
      <style:paragraph-properties fo:text-align="center"/>
      <style:text-properties fo:color="#800000" fo:font-size="15pt" style:font-size-asian="15pt" style:font-size-complex="15pt"/>
    </style:style>
    <style:style style:name="P11" style:family="paragraph">
      <loext:graphic-properties draw:fill="none" draw:fill-color="#ffffff"/>
      <style:text-properties fo:color="#800000"/>
    </style:style>
    <style:style style:name="P12" style:family="paragraph">
      <loext:graphic-properties draw:fill="none"/>
      <style:paragraph-properties fo:text-align="center"/>
      <style:text-properties fo:color="#0000ff"/>
    </style:style>
    <style:style style:name="P13" style:family="paragraph">
      <loext:graphic-properties draw:fill="none" draw:fill-color="#ffffff"/>
      <style:paragraph-properties fo:text-align="center"/>
      <style:text-properties fo:color="#0000ff"/>
    </style:style>
    <style:style style:name="P14" style:family="paragraph">
      <loext:graphic-properties draw:fill="none" draw:fill-color="#ffffff"/>
      <style:text-properties fo:color="#0000ff"/>
    </style:style>
    <style:style style:name="P15" style:family="paragraph">
      <loext:graphic-properties draw:fill="none"/>
      <style:paragraph-properties fo:text-align="center"/>
      <style:text-properties fo:color="#008000"/>
    </style:style>
    <style:style style:name="P16" style:family="paragraph">
      <loext:graphic-properties draw:fill="none" draw:fill-color="#ffffff"/>
      <style:paragraph-properties fo:text-align="center"/>
      <style:text-properties fo:color="#008000"/>
    </style:style>
    <style:style style:name="P17" style:family="paragraph">
      <loext:graphic-properties draw:fill="solid" draw:fill-color="#ffffff"/>
      <style:paragraph-properties fo:text-align="center"/>
      <style:text-properties fo:color="#008000"/>
    </style:style>
    <style:style style:name="P18" style:family="paragraph">
      <loext:graphic-properties draw:fill="none" draw:fill-color="#ffffff"/>
      <style:paragraph-properties fo:text-align="center"/>
      <style:text-properties fo:color="#008000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008000"/>
    </style:style>
    <style:style style:name="T1" style:family="text">
      <style:text-properties fo:color="#355e00" fo:font-size="88pt" style:font-size-asian="88pt" style:font-size-complex="88pt"/>
    </style:style>
    <style:style style:name="T2" style:family="text">
      <style:text-properties fo:color="#355e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00"/>
    </style:style>
    <style:style style:name="T5" style:family="text">
      <style:text-properties fo:color="#800000" fo:font-size="15pt" style:font-size-asian="15pt" style:font-size-complex="15pt"/>
    </style:style>
    <style:style style:name="T6" style:family="text">
      <style:text-properties fo:color="#0000ff"/>
    </style:style>
    <style:style style:name="T7" style:family="text">
      <style:text-properties fo:color="#008000"/>
    </style:style>
    <style:style style:name="T8" style:family="text">
      <style:text-properties fo:color="#008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97cm" svg:height="16.213cm" svg:x="1.93cm" svg:y="5.183cm">
          <draw:text-box>
            <text:p><text:span text:style-name="T1">よくとぶ</text:span></text:p>
            <text:p><text:span text:style-name="T1">かみひこうき</text:span></text:p>
            <text:p><text:span text:style-name="T2"/></text:p>
            <text:p><text:span text:style-name="T2"/></text:p>
            <text:p><text:span text:style-name="T2">コンセプト</text:span></text:p>
            <text:p><text:span text:style-name="T2"/></text:p>
            <text:list text:style-name="L1">
              <text:list-item>
                <text:p><text:span text:style-name="T2">先端を尖らせない</text:span></text:p>
              </text:list-item>
              <text:list-item>
                <text:p><text:span text:style-name="T2">子どもの手で不正確に折っても飛ぶロバスト性</text:span></text:p>
              </text:list-item>
              <text:list-item>
                <text:p><text:span text:style-name="T2">重心による飛行特性調節可能に</text:span></text:p>
              </text:list-item>
              <text:list-item>
                <text:p><text:span text:style-name="T2">A4</text:span><text:span text:style-name="T2">白黒片面印刷で印刷が簡単</text:span></text:p>
              </text:list-item>
              <text:list-item>
                <text:p><text:span text:style-name="T2">折線印刷することで折り目に合わさない自由度の高い設計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Make by OPENFORCE</text:span><text:span text:style-name="T2"><text:line-break/></text:span><text:span text:style-name="T2">Licence is Public Domain </text:span></text:p>
              </text:list-item>
            </text:list>
          </draw:text-box>
        </draw:frame>
        <draw:frame draw:style-name="gr2" draw:text-style-name="P2" draw:layer="layout" svg:width="4.033cm" svg:height="1.421cm" svg:x="2.75cm" svg:y="21.529cm">
          <draw:image xlink:href="Pictures/10000201000001930000008E39F84AE17BD7F4E4.png" xlink:type="simple" xlink:show="embed" xlink:actuate="onLoad" loext:mime-type="image/png">
            <text:p/>
          </draw:image>
        </draw:frame>
        <draw:custom-shape draw:style-name="gr3" draw:text-style-name="P3" draw:layer="layout" svg:width="11.125cm" svg:height="0.5cm" svg:x="1.825cm" svg:y="6.6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61cm" svg:height="1.238cm" svg:x="13.825cm" svg:y="6.175cm">
          <draw:text-box>
            <text:p text:style-name="P4"><text:span text:style-name="T3">改良中</text:span></text:p>
          </draw:text-box>
        </draw:frame>
      </draw:page>
      <draw:page draw:name="page2" draw:style-name="dp1" draw:master-page-name="標準">
        <draw:polyline draw:style-name="gr5" draw:text-style-name="P6" draw:layer="layout" svg:width="14.902cm" svg:height="14.795cm" draw:transform="rotate (-0.784176432921053) translate (10.4493437601571cm 8.70009243157993cm)" svg:viewBox="0 0 14903 14796" draw:points="0,14796 14902,14796 14903,0">
          <text:p/>
        </draw:polyline>
        <draw:line draw:style-name="gr6" draw:text-style-name="P6" draw:layer="layout" svg:x1="0cm" svg:y1="19.2cm" svg:x2="21cm" svg:y2="19.2cm">
          <text:p/>
        </draw:line>
        <draw:polyline draw:style-name="gr5" draw:text-style-name="P6" draw:layer="layout" svg:width="17.82cm" svg:height="17.94cm" draw:transform="skewX (9.32119067445739E-017) rotate (-0.784176432921053) translate (10.4993436108946cm -3.02502974134613cm)" svg:viewBox="0 0 17821 17941" draw:points="0,14866 13378,17941 17821,13615 14832,0">
          <text:p/>
        </draw:polyline>
        <draw:line draw:style-name="gr7" draw:text-style-name="P6" draw:layer="layout" svg:x1="7.85cm" svg:y1="26.95cm" svg:x2="13.35cm" svg:y2="26.95cm">
          <text:p/>
        </draw:line>
        <draw:line draw:style-name="gr7" draw:text-style-name="P6" draw:layer="layout" svg:x1="5.425cm" svg:y1="0cm" svg:x2="9.175cm" svg:y2="16.525cm">
          <text:p/>
        </draw:line>
        <draw:line draw:style-name="gr7" draw:text-style-name="P6" draw:layer="layout" svg:x1="15.875cm" svg:y1="0cm" svg:x2="11.95cm" svg:y2="16.575cm">
          <text:p/>
        </draw:line>
        <draw:frame draw:style-name="gr8" draw:text-style-name="P8" draw:layer="layout" svg:width="3.47cm" svg:height="3.657cm" svg:x="6.725cm" svg:y="17.599cm">
          <draw:text-box>
            <text:p text:style-name="P7"><text:span text:style-name="T4">あたまあげ</text:span></text:p>
            <text:p text:style-name="P7"><text:span text:style-name="T4">↑</text:span></text:p>
            <text:p text:style-name="P7"><text:span text:style-name="T4"/></text:p>
            <text:p text:style-name="P7"><text:span text:style-name="T4">↓</text:span></text:p>
            <text:p text:style-name="P7"><text:span text:style-name="T4">あたまさげ</text:span></text:p>
          </draw:text-box>
        </draw:frame>
        <draw:line draw:style-name="gr6" draw:text-style-name="P6" draw:layer="layout" svg:x1="5.875cm" svg:y1="26.025cm" svg:x2="10.1cm" svg:y2="26cm">
          <text:p/>
        </draw:line>
        <draw:line draw:style-name="gr5" draw:text-style-name="P6" draw:layer="layout" svg:x1="5.85cm" svg:y1="26.6cm" svg:x2="10.05cm" svg:y2="26.6cm">
          <text:p/>
        </draw:line>
        <draw:custom-shape draw:style-name="gr9" draw:text-style-name="P9" draw:layer="layout" svg:width="2.15cm" svg:height="2.275cm" svg:x="6.95cm" svg:y="24.62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394cm" svg:height="2.35cm" svg:x="6.95cm" svg:y="25.075cm">
          <draw:text-box>
            <text:p text:style-name="P7"><text:span text:style-name="T5"/></text:p>
            <text:p text:style-name="P7"><text:span text:style-name="T5">たにおり</text:span></text:p>
            <text:p text:style-name="P7"><text:span text:style-name="T5">やまおり</text:span></text:p>
          </draw:text-box>
        </draw:frame>
        <draw:frame draw:style-name="gr11" draw:text-style-name="P11" draw:layer="layout" svg:width="1.137cm" svg:height="0.963cm" svg:x="16.488cm" svg:y="21.825cm">
          <draw:text-box>
            <text:p><text:span text:style-name="T4">①</text:span></text:p>
          </draw:text-box>
        </draw:frame>
        <draw:frame draw:style-name="gr11" draw:text-style-name="P11" draw:layer="layout" svg:width="1.137cm" svg:height="0.963cm" svg:x="4.763cm" svg:y="22.439cm">
          <draw:text-box>
            <text:p><text:span text:style-name="T4">②</text:span></text:p>
          </draw:text-box>
        </draw:frame>
        <draw:frame draw:style-name="gr11" draw:text-style-name="P11" draw:layer="layout" svg:width="1.137cm" svg:height="0.963cm" svg:x="11.588cm" svg:y="19.389cm">
          <draw:text-box>
            <text:p><text:span text:style-name="T4">③</text:span></text:p>
          </draw:text-box>
        </draw:frame>
        <draw:frame draw:style-name="gr12" draw:text-style-name="P11" draw:layer="layout" svg:width="1.137cm" svg:height="1.05cm" svg:x="11.038cm" svg:y="26.875cm">
          <draw:text-box>
            <text:p><text:span text:style-name="T4">④</text:span></text:p>
          </draw:text-box>
        </draw:frame>
        <draw:frame draw:style-name="gr11" draw:text-style-name="P11" draw:layer="layout" svg:width="1.137cm" svg:height="0.963cm" svg:x="9.413cm" svg:y="11.164cm">
          <draw:text-box>
            <text:p><text:span text:style-name="T4">⑦</text:span></text:p>
          </draw:text-box>
        </draw:frame>
        <draw:frame draw:style-name="gr13" draw:text-style-name="P11" draw:layer="layout" svg:width="1.137cm" svg:height="0.975cm" svg:x="18.35cm" svg:y="12.625cm">
          <draw:text-box>
            <text:p><text:span text:style-name="T4">⑤</text:span></text:p>
          </draw:text-box>
        </draw:frame>
        <draw:frame draw:style-name="gr11" draw:text-style-name="P11" draw:layer="layout" svg:width="1.137cm" svg:height="0.963cm" svg:x="1.638cm" svg:y="12.725cm">
          <draw:text-box>
            <text:p><text:span text:style-name="T4">⑥</text:span></text:p>
          </draw:text-box>
        </draw:frame>
        <draw:frame draw:style-name="gr14" draw:text-style-name="P11" draw:layer="layout" svg:width="1.137cm" svg:height="1.425cm" svg:x="4.013cm" svg:y="16.625cm">
          <draw:text-box>
            <text:p><text:span text:style-name="T4">⑦</text:span></text:p>
          </draw:text-box>
        </draw:frame>
        <draw:frame draw:style-name="gr11" draw:text-style-name="P11" draw:layer="layout" svg:width="1.137cm" svg:height="0.963cm" svg:x="5.938cm" svg:y="7.164cm">
          <draw:text-box>
            <text:p><text:span text:style-name="T4">⑧</text:span></text:p>
          </draw:text-box>
        </draw:frame>
        <draw:frame draw:style-name="gr11" draw:text-style-name="P11" draw:layer="layout" svg:width="1.137cm" svg:height="0.963cm" svg:x="11.525cm" svg:y="21.375cm">
          <draw:text-box>
            <text:p><text:span text:style-name="T4">⑧</text:span></text:p>
          </draw:text-box>
        </draw:frame>
        <draw:line draw:style-name="gr15" draw:text-style-name="P6" draw:layer="layout" svg:x1="13.525cm" svg:y1="18.85cm" svg:x2="12.5cm" svg:y2="17.95cm">
          <text:p/>
        </draw:line>
        <draw:line draw:style-name="gr15" draw:text-style-name="P6" draw:layer="layout" svg:x1="13.575cm" svg:y1="19.475cm" svg:x2="12.65cm" svg:y2="21.8cm">
          <text:p/>
        </draw:line>
        <draw:frame draw:style-name="gr16" draw:text-style-name="P11" draw:layer="layout" svg:width="7.682cm" svg:height="0.886cm" svg:x="13.5cm" svg:y="18.05cm">
          <draw:text-box>
            <text:p><text:span text:style-name="T4">とばしてからちょうせつする</text:span></text:p>
          </draw:text-box>
        </draw:frame>
        <draw:line draw:style-name="gr17" draw:text-style-name="P6" draw:layer="layout" svg:x1="10.575cm" svg:y1="-0.1cm" svg:x2="10.55cm" svg:y2="29.6cm">
          <text:p/>
        </draw:line>
        <draw:frame draw:style-name="gr11" draw:text-style-name="P11" draw:layer="layout" svg:width="1.137cm" svg:height="0.963cm" svg:x="14.288cm" svg:y="7.514cm">
          <draw:text-box>
            <text:p><text:span text:style-name="T4">⑨</text:span></text:p>
          </draw:text-box>
        </draw:frame>
      </draw:page>
      <draw:page draw:name="page3" draw:style-name="dp1" draw:master-page-name="標準">
        <draw:line draw:style-name="gr18" draw:text-style-name="P12" draw:layer="layout" svg:x1="10.55cm" svg:y1="29.7cm" svg:x2="10.55cm" svg:y2="0cm">
          <text:p/>
        </draw:line>
        <draw:line draw:style-name="gr18" draw:text-style-name="P12" draw:layer="layout" svg:x1="0cm" svg:y1="24.8cm" svg:x2="21cm" svg:y2="24.8cm">
          <text:p/>
        </draw:line>
        <draw:polyline draw:style-name="gr18" draw:text-style-name="P12" draw:layer="layout" svg:width="28.234cm" svg:height="23.693cm" draw:transform="skewX (-0.582416371390508) rotate (-1.07564641800411) translate (10.4633623604195cm -12.6401155023789cm)" svg:viewBox="0 0 28235 23694" draw:points="0,18455 19718,23694 28235,16588 22175,0">
          <text:p/>
        </draw:polyline>
        <draw:line draw:style-name="gr18" draw:text-style-name="P12" draw:layer="layout" svg:x1="6.375cm" svg:y1="0.05cm" svg:x2="7.925cm" svg:y2="16.65cm">
          <text:p/>
        </draw:line>
        <draw:line draw:style-name="gr18" draw:text-style-name="P12" draw:layer="layout" svg:x1="14.675cm" svg:y1="0.075cm" svg:x2="13.125cm" svg:y2="16.675cm">
          <text:p/>
        </draw:line>
        <draw:polyline draw:style-name="gr18" draw:text-style-name="P12" draw:layer="layout" svg:width="20.023cm" svg:height="19.121cm" draw:transform="skewX (-0.301243828894221) rotate (-2.50768906926545) translate (26.7548973076974cm 26.5889569997053cm)" svg:viewBox="0 0 20024 19122" draw:points="20024,15601 8398,19122 0,11161 3574,0">
          <text:p/>
        </draw:polyline>
        <draw:frame draw:style-name="gr19" draw:text-style-name="P13" draw:layer="layout" svg:width="3.47cm" svg:height="3.426cm" svg:x="6.725cm" svg:y="17.9cm">
          <draw:text-box>
            <text:p text:style-name="P7"><text:span text:style-name="T6">あたまあげ</text:span></text:p>
            <text:p text:style-name="P7"><text:span text:style-name="T6">↑</text:span></text:p>
            <text:p text:style-name="P7"><text:span text:style-name="T6"/></text:p>
            <text:p text:style-name="P7"><text:span text:style-name="T6">↓</text:span></text:p>
            <text:p text:style-name="P7"><text:span text:style-name="T6">あたまさげ</text:span></text:p>
          </draw:text-box>
        </draw:frame>
        <draw:frame draw:style-name="gr20" draw:text-style-name="P14" draw:layer="layout" svg:width="1.137cm" svg:height="0.886cm" svg:x="12.988cm" svg:y="23.989cm">
          <draw:text-box>
            <text:p><text:span text:style-name="T6">①</text:span></text:p>
          </draw:text-box>
        </draw:frame>
        <draw:frame draw:style-name="gr20" draw:text-style-name="P14" draw:layer="layout" svg:width="1.137cm" svg:height="0.886cm" svg:x="4.763cm" svg:y="22.44cm">
          <draw:text-box>
            <text:p><text:span text:style-name="T6">②</text:span></text:p>
          </draw:text-box>
        </draw:frame>
        <draw:frame draw:style-name="gr20" draw:text-style-name="P14" draw:layer="layout" svg:width="1.137cm" svg:height="0.886cm" svg:x="15.613cm" svg:y="22.515cm">
          <draw:text-box>
            <text:p><text:span text:style-name="T6">③</text:span></text:p>
          </draw:text-box>
        </draw:frame>
        <draw:frame draw:style-name="gr21" draw:text-style-name="P14" draw:layer="layout" svg:width="1.137cm" svg:height="1.05cm" svg:x="11.588cm" svg:y="19.165cm">
          <draw:text-box>
            <text:p><text:span text:style-name="T6">④</text:span></text:p>
          </draw:text-box>
        </draw:frame>
        <draw:frame draw:style-name="gr20" draw:text-style-name="P14" draw:layer="layout" svg:width="1.137cm" svg:height="0.886cm" svg:x="7.663cm" svg:y="14.515cm">
          <draw:text-box>
            <text:p><text:span text:style-name="T6">⑦</text:span></text:p>
          </draw:text-box>
        </draw:frame>
        <draw:frame draw:style-name="gr22" draw:text-style-name="P14" draw:layer="layout" svg:width="1.137cm" svg:height="0.975cm" svg:x="2.925cm" svg:y="15.375cm">
          <draw:text-box>
            <text:p><text:span text:style-name="T6">⑤</text:span></text:p>
          </draw:text-box>
        </draw:frame>
        <draw:frame draw:style-name="gr20" draw:text-style-name="P14" draw:layer="layout" svg:width="1.137cm" svg:height="0.886cm" svg:x="15.95cm" svg:y="16.415cm">
          <draw:text-box>
            <text:p><text:span text:style-name="T6">⑥</text:span></text:p>
          </draw:text-box>
        </draw:frame>
        <draw:frame draw:style-name="gr23" draw:text-style-name="P14" draw:layer="layout" svg:width="1.137cm" svg:height="1.425cm" svg:x="12.1cm" svg:y="14.575cm">
          <draw:text-box>
            <text:p><text:span text:style-name="T6">⑧</text:span></text:p>
          </draw:text-box>
        </draw:frame>
        <draw:frame draw:style-name="gr20" draw:text-style-name="P14" draw:layer="layout" svg:width="1.137cm" svg:height="0.886cm" svg:x="11.525cm" svg:y="17.676cm">
          <draw:text-box>
            <text:p><text:span text:style-name="T6">⑧</text:span></text:p>
          </draw:text-box>
        </draw:frame>
        <draw:frame draw:style-name="gr20" draw:text-style-name="P14" draw:layer="layout" svg:width="1.137cm" svg:height="0.886cm" svg:x="11.525cm" svg:y="21.376cm">
          <draw:text-box>
            <text:p><text:span text:style-name="T6">⑧</text:span></text:p>
          </draw:text-box>
        </draw:frame>
        <draw:line draw:style-name="gr24" draw:text-style-name="P12" draw:layer="layout" svg:x1="13.525cm" svg:y1="18.851cm" svg:x2="12.5cm" svg:y2="17.951cm">
          <text:p/>
        </draw:line>
        <draw:line draw:style-name="gr24" draw:text-style-name="P12" draw:layer="layout" svg:x1="13.575cm" svg:y1="19.476cm" svg:x2="12.65cm" svg:y2="21.801cm">
          <text:p/>
        </draw:line>
        <draw:frame draw:style-name="gr23" draw:text-style-name="P14" draw:layer="layout" svg:width="1.137cm" svg:height="1.425cm" svg:x="10.65cm" svg:y="11.475cm">
          <draw:text-box>
            <text:p><text:span text:style-name="T6">⑤</text:span></text:p>
          </draw:text-box>
        </draw:frame>
      </draw:page>
      <draw:page draw:name="page4" draw:style-name="dp1" draw:master-page-name="標準">
        <draw:line draw:style-name="gr25" draw:text-style-name="P15" draw:layer="layout" svg:x1="10.55cm" svg:y1="29.7cm" svg:x2="10.55cm" svg:y2="0cm">
          <text:p/>
        </draw:line>
        <draw:line draw:style-name="gr26" draw:text-style-name="P15" draw:layer="layout" svg:x1="0cm" svg:y1="24.8cm" svg:x2="21cm" svg:y2="24.8cm">
          <text:p/>
        </draw:line>
        <draw:polyline draw:style-name="gr26" draw:text-style-name="P15" draw:layer="layout" svg:width="34.936cm" svg:height="24.86cm" draw:transform="skewX (-0.784176432921052) rotate (-1.17670098169458) translate (10.4642053990652cm -25.2740046607132cm)" svg:viewBox="0 0 34937 24861" draw:points="0,19367 24398,24861 34937,17405 27439,0">
          <text:p/>
        </draw:polyline>
        <draw:line draw:style-name="gr26" draw:text-style-name="P15" draw:layer="layout" svg:x1="6.35cm" svg:y1="-0.05cm" svg:x2="7.9cm" svg:y2="16.55cm">
          <text:p/>
        </draw:line>
        <draw:line draw:style-name="gr26" draw:text-style-name="P15" draw:layer="layout" svg:x1="14.6cm" svg:y1="0.075cm" svg:x2="13.05cm" svg:y2="16.675cm">
          <text:p/>
        </draw:line>
        <draw:frame draw:style-name="gr27" draw:text-style-name="P16" draw:layer="layout" svg:width="3.47cm" svg:height="3.657cm" svg:x="8.4cm" svg:y="18.375cm">
          <draw:text-box>
            <text:p text:style-name="P7"><text:span text:style-name="T7">あたまさげ</text:span></text:p>
            <text:p text:style-name="P7"><text:span text:style-name="T7">↑</text:span></text:p>
            <text:p text:style-name="P7"><text:span text:style-name="T7"/></text:p>
            <text:p text:style-name="P7"><text:span text:style-name="T7">↓</text:span></text:p>
            <text:p text:style-name="P7"><text:span text:style-name="T7">あたまあげ</text:span></text:p>
          </draw:text-box>
        </draw:frame>
        <draw:line draw:style-name="gr25" draw:text-style-name="P15" draw:layer="layout" svg:x1="5.875cm" svg:y1="25.725cm" svg:x2="10.1cm" svg:y2="25.7cm">
          <text:p/>
        </draw:line>
        <draw:line draw:style-name="gr26" draw:text-style-name="P15" draw:layer="layout" svg:x1="5.85cm" svg:y1="26.3cm" svg:x2="10.05cm" svg:y2="26.3cm">
          <text:p/>
        </draw:line>
        <draw:custom-shape draw:style-name="gr28" draw:text-style-name="P17" draw:layer="layout" svg:width="2.15cm" svg:height="0.9cm" svg:x="6.95cm" svg:y="25.625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2.394cm" svg:height="1.536cm" svg:x="6.795cm" svg:y="25.364cm">
          <draw:text-box>
            <text:p text:style-name="P7"><text:span text:style-name="T8">たにおり</text:span></text:p>
            <text:p text:style-name="P7"><text:span text:style-name="T8">やまおり</text:span></text:p>
          </draw:text-box>
        </draw:frame>
        <draw:frame draw:style-name="gr30" draw:text-style-name="P19" draw:layer="layout" svg:width="1.137cm" svg:height="0.963cm" svg:x="12.688cm" svg:y="24.725cm">
          <draw:text-box>
            <text:p><text:span text:style-name="T7">①</text:span></text:p>
          </draw:text-box>
        </draw:frame>
        <draw:frame draw:style-name="gr30" draw:text-style-name="P19" draw:layer="layout" svg:width="1.137cm" svg:height="0.963cm" svg:x="16.35cm" svg:y="16.1cm">
          <draw:text-box>
            <text:p><text:span text:style-name="T7">②</text:span></text:p>
          </draw:text-box>
        </draw:frame>
        <draw:frame draw:style-name="gr30" draw:text-style-name="P19" draw:layer="layout" svg:width="1.137cm" svg:height="0.963cm" svg:x="3.575cm" svg:y="15.95cm">
          <draw:text-box>
            <text:p><text:span text:style-name="T7">③</text:span></text:p>
          </draw:text-box>
        </draw:frame>
        <draw:frame draw:style-name="gr30" draw:text-style-name="P19" draw:layer="layout" svg:width="1.137cm" svg:height="0.963cm" svg:x="11.588cm" svg:y="19.164cm">
          <draw:text-box>
            <text:p><text:span text:style-name="T7">④</text:span></text:p>
          </draw:text-box>
        </draw:frame>
        <draw:frame draw:style-name="gr30" draw:text-style-name="P19" draw:layer="layout" svg:width="1.137cm" svg:height="0.963cm" svg:x="10.413cm" svg:y="14.664cm">
          <draw:text-box>
            <text:p><text:span text:style-name="T7">⑤</text:span></text:p>
          </draw:text-box>
        </draw:frame>
        <draw:frame draw:style-name="gr30" draw:text-style-name="P19" draw:layer="layout" svg:width="1.137cm" svg:height="0.963cm" svg:x="10.414cm" svg:y="14.664cm">
          <draw:text-box>
            <text:p><text:span text:style-name="T7">⑤</text:span></text:p>
          </draw:text-box>
        </draw:frame>
        <draw:frame draw:style-name="gr30" draw:text-style-name="P19" draw:layer="layout" svg:width="1.137cm" svg:height="0.963cm" svg:x="13.113cm" svg:y="14.664cm">
          <draw:text-box>
            <text:p><text:span text:style-name="T7">⑥</text:span></text:p>
          </draw:text-box>
        </draw:frame>
        <draw:frame draw:style-name="gr31" draw:text-style-name="P19" draw:layer="layout" svg:width="1.137cm" svg:height="1.45cm" svg:x="7.664cm" svg:y="15.4cm">
          <draw:text-box>
            <text:p><text:span text:style-name="T7">⑦</text:span></text:p>
          </draw:text-box>
        </draw:frame>
        <draw:frame draw:style-name="gr30" draw:text-style-name="P19" draw:layer="layout" svg:width="1.137cm" svg:height="0.963cm" svg:x="11.525cm" svg:y="17.675cm">
          <draw:text-box>
            <text:p><text:span text:style-name="T7">⑧</text:span></text:p>
          </draw:text-box>
        </draw:frame>
        <draw:frame draw:style-name="gr30" draw:text-style-name="P19" draw:layer="layout" svg:width="1.137cm" svg:height="0.963cm" svg:x="11.525cm" svg:y="21.375cm">
          <draw:text-box>
            <text:p><text:span text:style-name="T7">⑧</text:span></text:p>
          </draw:text-box>
        </draw:frame>
        <draw:line draw:style-name="gr32" draw:text-style-name="P15" draw:layer="layout" svg:x1="13.525cm" svg:y1="18.85cm" svg:x2="12.5cm" svg:y2="17.95cm">
          <text:p/>
        </draw:line>
        <draw:line draw:style-name="gr32" draw:text-style-name="P15" draw:layer="layout" svg:x1="13.575cm" svg:y1="19.475cm" svg:x2="12.65cm" svg:y2="21.8cm">
          <text:p/>
        </draw:line>
        <draw:frame draw:style-name="gr33" draw:text-style-name="P19" draw:layer="layout" svg:width="7.682cm" svg:height="1.521cm" svg:x="13.275cm" svg:y="18.8cm">
          <draw:text-box>
            <text:p><text:span text:style-name="T7">なんかいおるかは</text:span></text:p>
            <text:p><text:span text:style-name="T7">とばしてからちょうせつする</text:span></text:p>
          </draw:text-box>
        </draw:frame>
        <draw:line draw:style-name="gr26" draw:text-style-name="P15" draw:layer="layout" svg:x1="4.625cm" svg:y1="19.875cm" svg:x2="16.2cm" svg:y2="19.875cm">
          <text:p/>
        </draw:line>
        <draw:line draw:style-name="gr26" draw:text-style-name="P15" draw:layer="layout" svg:x1="4.626cm" svg:y1="22.375cm" svg:x2="16.201cm" svg:y2="22.375cm">
          <text:p/>
        </draw:line>
        <draw:line draw:style-name="gr26" draw:text-style-name="P15" draw:layer="layout" svg:x1="4.626cm" svg:y1="17.575cm" svg:x2="16.201cm" svg:y2="17.5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レイヤー4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11-15T11:20:01.76</meta:creation-date>
    <meta:print-date>2016-09-16T17:38:32.29</meta:print-date>
    <dc:date>2020-03-02T00:08:59.774000000</dc:date>
    <meta:editing-duration>P1DT19H30M16S</meta:editing-duration>
    <meta:editing-cycles>5</meta:editing-cycles>
    <meta:generator>LibreOffice/6.3.4.2$Windows_X86_64 LibreOffice_project/60da17e045e08f1793c57c00ba83cdfce946d0aa</meta:generator>
    <meta:document-statistic meta:object-count="76"/>
  </office:meta>
</office:document-meta>
</file>